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bottom" draw:auto-grow-height="false" fo:min-height="3.722cm" fo:min-width="14.472cm"/>
    </style:style>
    <style:style style:name="gr2" style:family="graphic" style:parent-style-name="standard">
      <style:graphic-properties draw:textarea-horizontal-align="justify" draw:textarea-vertical-align="top" draw:auto-grow-height="false" fo:min-height="4.63cm" fo:min-width="12.672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2.188cm" fo:min-width="1.93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94cm" fo:min-width="1.54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94cm" fo:min-width="5.644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6600" draw:marker-start-width="0.359cm" draw:marker-end-width="0.359cm" draw:fill-color="#333333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660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color="#006600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009933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333333"/>
      <style:paragraph-properties fo:text-align="center"/>
    </style:style>
    <style:style style:name="T1" style:family="text">
      <style:text-properties fo:color="#006600" fo:font-weight="bold" style:font-weight-asian="bold" style:font-weight-complex="bold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5.4cm" svg:height="4.4cm" svg:x="0.317cm" svg:y="6.404cm">
            <text:p text:style-name="P1"><text:span text:style-name="T1">Distributed Test Object (System Under Test - SUT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3.7cm" svg:height="5.408cm" svg:x="1.217cm" svg:y="0.296cm">
            <text:p text:style-name="P1"><text:span text:style-name="T2">Distributed Test 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" draw:id="id1" draw:layer="layout" svg:width="2.7cm" svg:height="2.7cm" svg:x="1.404cm" svg:y="6.904cm">
            <text:p text:style-name="P1"><text:span text:style-name="T3">&lt;&lt;sut&gt;&gt;</text:span></text:p>
            <text:p text:style-name="P1"><text:span text:style-name="T3">SUT_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" draw:id="id2" draw:layer="layout" svg:width="2.7cm" svg:height="2.7cm" svg:x="12.004cm" svg:y="6.904cm">
            <text:p text:style-name="P1"><text:span text:style-name="T3">&lt;&lt;sut&gt;&gt;</text:span></text:p>
            <text:p text:style-name="P1"><text:span text:style-name="T3">SUT_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xml:id="id7" draw:id="id7" draw:layer="layout" draw:type="line" svg:x1="4.104cm" svg:y1="8.254cm" svg:x2="12.004cm" svg:y2="8.254cm" draw:start-shape="id1" draw:start-glue-point="1" draw:end-shape="id2" draw:end-glue-point="3" svg:d="M4104 8254h7900" svg:viewBox="0 0 7901 1">
            <text:p/>
          </draw:connector>
          <draw:custom-shape draw:style-name="gr5" draw:text-style-name="P6" xml:id="id4" draw:id="id4" draw:layer="layout" svg:width="2.2cm" svg:height="1.6cm" svg:x="1.654cm" svg:y="3.789cm">
            <text:p text:style-name="P1"><text:span text:style-name="T4">&lt;&lt;ptc&gt;&gt;</text:span></text:p>
            <text:p text:style-name="P1"><text:span text:style-name="T4">TC_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5" draw:id="id5" draw:layer="layout" svg:width="2.2cm" svg:height="1.6cm" svg:x="6.954cm" svg:y="3.789cm">
            <text:p text:style-name="P1"><text:span text:style-name="T4">&lt;&lt;ptc&gt;&gt;</text:span></text:p>
            <text:p text:style-name="P1"><text:span text:style-name="T4">TC_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6" draw:id="id6" draw:layer="layout" svg:width="2.2cm" svg:height="1.6cm" svg:x="12.254cm" svg:y="3.789cm">
            <text:p text:style-name="P1"><text:span text:style-name="T4">&lt;&lt;ptc&gt;&gt;</text:span></text:p>
            <text:p text:style-name="P1"><text:span text:style-name="T4">TC_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xml:id="id3" draw:id="id3" draw:layer="layout" svg:width="6.3cm" svg:height="1.6cm" svg:x="4.904cm" svg:y="1.505cm">
            <text:p text:style-name="P1"><text:span text:style-name="T4">&lt;&lt;mtc&gt;&gt;</text:span></text:p>
            <text:p text:style-name="P1"><text:span text:style-name="T4">Test Manag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svg:x1="4.904cm" svg:y1="2.305cm" svg:x2="2.754cm" svg:y2="3.789cm" draw:start-shape="id3" draw:start-glue-point="3" draw:end-shape="id4" draw:end-glue-point="0" svg:d="M4904 2305h-2150v1484" svg:viewBox="0 0 2151 1485">
            <text:p/>
          </draw:connector>
          <draw:connector draw:style-name="gr7" draw:text-style-name="P1" draw:layer="layout" svg:x1="8.054cm" svg:y1="3.105cm" svg:x2="8.054cm" svg:y2="3.789cm" draw:start-shape="id3" draw:end-shape="id5" draw:end-glue-point="0" svg:d="M8054 3105v684" svg:viewBox="0 0 1 685">
            <text:p/>
          </draw:connector>
          <draw:connector draw:style-name="gr7" draw:text-style-name="P1" draw:layer="layout" svg:x1="11.204cm" svg:y1="2.305cm" svg:x2="13.354cm" svg:y2="3.789cm" draw:start-shape="id3" draw:start-glue-point="1" draw:end-shape="id6" draw:end-glue-point="0" svg:d="M11204 2305h2150v1484" svg:viewBox="0 0 2151 1485">
            <text:p/>
          </draw:connector>
          <draw:connector draw:style-name="gr7" draw:text-style-name="P1" draw:layer="layout" svg:x1="3.854cm" svg:y1="4.589cm" svg:x2="6.954cm" svg:y2="4.589cm" draw:start-shape="id4" draw:start-glue-point="1" draw:end-shape="id5" draw:end-glue-point="3" svg:d="M3854 4589h3100" svg:viewBox="0 0 3101 1">
            <text:p/>
          </draw:connector>
          <draw:connector draw:style-name="gr7" draw:text-style-name="P1" draw:layer="layout" svg:x1="9.154cm" svg:y1="4.589cm" svg:x2="12.254cm" svg:y2="4.589cm" draw:start-shape="id5" draw:start-glue-point="1" draw:end-shape="id6" draw:end-glue-point="3" svg:d="M9154 4589h3100" svg:viewBox="0 0 3101 1">
            <text:p/>
          </draw:connector>
          <draw:connector draw:style-name="gr8" draw:text-style-name="P7" draw:layer="layout" svg:x1="2.754cm" svg:y1="5.389cm" svg:x2="2.754cm" svg:y2="6.904cm" draw:start-shape="id4" draw:start-glue-point="2" draw:end-shape="id1" draw:end-glue-point="0" svg:d="M2754 5389v1515" svg:viewBox="0 0 1 1516">
            <text:p/>
          </draw:connector>
          <draw:connector draw:style-name="gr9" draw:text-style-name="P1" draw:layer="layout" svg:x1="8.054cm" svg:y1="5.389cm" svg:x2="8.054cm" svg:y2="8.254cm" draw:start-shape="id5" draw:start-glue-point="2" draw:end-shape="id7" draw:end-glue-point="0" svg:d="M8054 5389v2865" svg:viewBox="0 0 1 2866">
            <text:p/>
          </draw:connector>
          <draw:connector draw:style-name="gr9" draw:text-style-name="P1" draw:layer="layout" svg:x1="13.354cm" svg:y1="5.389cm" svg:x2="13.354cm" svg:y2="6.904cm" draw:start-shape="id6" draw:start-glue-point="2" draw:end-shape="id2" draw:end-glue-point="0" svg:d="M13354 5389v1515" svg:viewBox="0 0 1 151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94cm" fo:margin-bottom="0.009cm" fo:margin-left="0.015cm" fo:margin-right="0cm" fo:page-width="1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a </meta:initial-creator>
    <meta:creation-date>2016-06-23T15:29:28.429597147</meta:creation-date>
    <dc:date>2016-06-24T09:44:01.591000000</dc:date>
    <meta:editing-duration>PT1H29M50S</meta:editing-duration>
    <meta:editing-cycles>4</meta:editing-cycles>
    <meta:generator>LibreOffice/5.0.6.3$Windows_x86 LibreOffice_project/490fc03b25318460cfc54456516ea2519c11d1aa</meta:generator>
    <meta:document-statistic meta:object-count="18"/>
  </office:meta>
</office:document-meta>
</file>